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ljniji opis aplikacije:</text:p>
      <text:p text:style-name="Standard"/>
      <text:p text:style-name="Standard">Aplikacija za područje Hrvatske pronalazi najbliže:</text:p>
      <text:p text:style-name="Standard"/>
      <text:list xml:id="list39465889" text:style-name="L1">
        <text:list-item>
          <text:p text:style-name="P2">bankomate</text:p>
        </text:list-item>
        <text:list-item>
          <text:p text:style-name="P2">banke</text:p>
        </text:list-item>
        <text:list-item>
          <text:p text:style-name="P2">benzinske stanice</text:p>
        </text:list-item>
        <text:list-item>
          <text:p text:style-name="P2">bolnice, ambulante i domove zdravlja</text:p>
        </text:list-item>
        <text:list-item>
          <text:p text:style-name="P2">ljekarne</text:p>
        </text:list-item>
        <text:list-item>
          <text:p text:style-name="P2">fitness centre</text:p>
        </text:list-item>
        <text:list-item>
          <text:p text:style-name="P2">javne bilježnike i</text:p>
        </text:list-item>
        <text:list-item>
          <text:p text:style-name="P2">poštanske urede.</text:p>
        </text:list-item>
      </text:list>
      <text:p text:style-name="Standard"/>
      <text:p text:style-name="Standard">Pronađene rezultate prikazuje na mapi ili listi, zajedno sa njihovim adresama i udaljenostima od trenutne lokacije korisnika.</text:p>
      <text:p text:style-name="Standard"/>
      <text:p text:style-name="Standard">Za ispravno funkcioniranje aplikacije potrebno je uključiti detekciju položaja (ili putem GPS-a ili putem bežične mreže) i prijenos podataka. </text:p>
      <text:p text:style-name="Standard"/>
      <text:p text:style-name="Standard">Podržani jezici su hrvatski i engleski. Hrvatski jezik se aktivira ako je u postavkama mobitela postavljen hrvatski <text:span text:style-name="T1">locale</text:span> ili ako je kao <text:span text:style-name="T1">locale</text:span> postavljen engleski jezik, <text:span text:style-name="T1">region</text:span> Croatia.</text:p>
      <text:p text:style-name="Standard"/>
      <text:p text:style-name="Standard"/>
      <text:p text:style-name="Standard">Na inicijalnom ekranu aplikacije prikazane su ikone koje simboliziraju svih osam kategorija podataka. Korisnik odabire jednu ili više kategorija dodirom na ekran. Moguće je prikazati 3, 5 ili 10 najbližih rezultata u svakoj kategoriji. Polje naziva <text:span text:style-name="T1">Filter </text:span><text:span text:style-name="T3">nije obavezno</text:span><text:span text:style-name="T2">. Primjerice, ako korisnik traži najbliži PBZ bankomat, kliknuti će na odgovarajuću kategoriju i u polje </text:span><text:span text:style-name="T1">Filter</text:span><text:span text:style-name="T2"> upisati </text:span><text:span text:style-name="T1">pbz</text:span><text:span text:style-name="T2">.</text:span></text:p>
      <text:p text:style-name="P3"/>
      <text:p text:style-name="Standard"><text:span text:style-name="T2">Pritiskom na </text:span><text:span text:style-name="T1">Lociraj</text:span><text:span text:style-name="T2"> prikazuje se mapa sa trenutnom lokacijom korisnika i najbližim pronađenim rezultatima. Klikom na pojedini marker otvara se </text:span><text:span text:style-name="T1">balloon box</text:span><text:span text:style-name="T2"> sa dodatnim informacijama o objektu. Također, u gornjem desnom uglu ekrana nalazi se i dugme za prikaz liste sa svim rezultatima pretrage. Klikom na pojedini rezultat u listi, isti se fokusira na mapi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ktor Bresan</meta:initial-creator>
    <meta:creation-date>2010-06-23T15:47:38.29</meta:creation-date>
    <dc:date>2010-06-23T19:36:03.95</dc:date>
    <dc:creator>Viktor Bresan</dc:creator>
    <meta:editing-duration>PT01H16M41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15" meta:word-count="210" meta:character-count="1413"/>
    <meta:user-defined meta:name="Info 1"/>
    <meta:user-defined meta:name="Info 2"/>
    <meta:user-defined meta:name="Info 3"/>
    <meta:user-defined meta:name="Info 4"/>
  </office:meta>
</office:document-meta>
</file>